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1000001CD000003266ECA339C99B7B878.png" manifest:media-type="image/png"/>
  <manifest:file-entry manifest:full-path="Pictures/100000010000063E0000030DA1509080E2294D83.png" manifest:media-type="image/png"/>
  <manifest:file-entry manifest:full-path="Pictures/100000010000034200000344DC0789EDBA9C1B58.png" manifest:media-type="image/png"/>
  <manifest:file-entry manifest:full-path="Pictures/10000001000001CB0000030F31E997D8131BA4C6.png" manifest:media-type="image/png"/>
  <manifest:file-entry manifest:full-path="Pictures/10000001000006420000031A3C566E3E5036020E.png" manifest:media-type="image/png"/>
  <manifest:file-entry manifest:full-path="Pictures/10000001000001E1000003296ECE84EBE9C62F41.png" manifest:media-type="image/png"/>
  <manifest:file-entry manifest:full-path="Pictures/10000001000001EA000001C65C97109591729B6A.png" manifest:media-type="image/png"/>
  <manifest:file-entry manifest:full-path="Pictures/10000001000002F3000001BF1497FFC1DFB8E3BD.png" manifest:media-type="image/png"/>
  <manifest:file-entry manifest:full-path="Pictures/10000001000003C0000003C0F34FCF4D12AF2582.png" manifest:media-type="image/png"/>
  <manifest:file-entry manifest:full-path="Pictures/1000000100000368000003440F735461C40BCAEC.png" manifest:media-type="image/png"/>
  <manifest:file-entry manifest:full-path="Pictures/10000001000004B0000003E840C29518D63D6CD1.png" manifest:media-type="image/png"/>
  <manifest:file-entry manifest:full-path="Pictures/100000010000065200000316E6C9098C17E2B1FD.png" manifest:media-type="image/png"/>
  <manifest:file-entry manifest:full-path="Pictures/100000010000030C0000033E89F652B4359CDAD4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15cm, 0.658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31cm, 8.877cm, 1.396cm, 8.7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582cm, 0cm, 9.752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ato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T1" style:family="text">
      <style:text-properties style:font-name="La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3.702cm" svg:height="8.2cm" svg:x="2.298cm" svg:y="3.8cm">
          <draw:image xlink:href="Pictures/10000001000002F3000001BF1497FFC1DFB8E3BD.png" xlink:type="simple" xlink:show="embed" xlink:actuate="onLoad" draw:mime-type="image/png">
            <text:p/>
          </draw:image>
        </draw:frame>
        <draw:frame draw:style-name="gr2" draw:text-style-name="P1" draw:layer="layout" svg:width="7.999cm" svg:height="13.499cm" svg:x="17.501cm" svg:y="1cm">
          <draw:image xlink:href="Pictures/10000001000004B0000003E840C29518D63D6CD1.png" xlink:type="simple" xlink:show="embed" xlink:actuate="onLoad" draw:mime-type="image/png">
            <text:p/>
          </draw:image>
        </draw:frame>
        <draw:frame draw:style-name="gr3" draw:text-style-name="P2" draw:layer="layout" svg:width="14.5cm" svg:height="2.156cm" svg:x="3cm" svg:y="12.5cm">
          <draw:text-box>
            <text:p><text:span text:style-name="T1">~4000 groundings occuring during descent to profile depth</text:span></text:p>
          </draw:text-box>
        </draw:frame>
        <draw:frame draw:style-name="gr4" draw:text-style-name="P1" draw:layer="layout" svg:width="4.722cm" svg:height="1.499cm" draw:transform="rotate (1.5707963267949) translate (0.002cm 4.722cm)">
          <draw:image xlink:href="Pictures/10000001000003C0000003C0F34FCF4D12AF258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6" draw:text-style-name="P1" draw:layer="layout" svg:width="12cm" svg:height="11.118cm" svg:x="7.5cm" svg:y="2.382cm">
          <draw:image xlink:href="Pictures/10000001000001EA000001C65C97109591729B6A.png" xlink:type="simple" xlink:show="embed" xlink:actuate="onLoad" draw:mime-type="image/png">
            <text:p/>
          </draw:image>
        </draw:frame>
        <draw:frame draw:style-name="gr4" draw:text-style-name="P1" draw:layer="layout" svg:width="4.722cm" svg:height="1.499cm" draw:transform="rotate (1.5707963267949) translate (0.002cm 4.722cm)">
          <draw:image xlink:href="Pictures/10000001000003C0000003C0F34FCF4D12AF258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6" draw:text-style-name="P1" draw:layer="layout" svg:width="26.626cm" svg:height="13cm" svg:x="0.374cm" svg:y="1.5cm">
          <draw:image xlink:href="Pictures/100000010000065200000316E6C9098C17E2B1FD.png" xlink:type="simple" xlink:show="embed" xlink:actuate="onLoad" draw:mime-type="image/png">
            <text:p/>
          </draw:image>
        </draw:frame>
        <draw:frame draw:style-name="gr4" draw:text-style-name="P1" draw:layer="layout" svg:width="4.722cm" svg:height="1.499cm" draw:transform="rotate (1.5707963267949) translate (0.001cm 4.722cm)">
          <draw:image xlink:href="Pictures/10000001000003C0000003C0F34FCF4D12AF2582.png" xlink:type="simple" xlink:show="embed" xlink:actuate="onLoad" draw:mime-type="image/png">
            <text:p/>
          </draw:image>
        </draw:frame>
        <draw:frame draw:style-name="gr7" draw:text-style-name="P2" draw:layer="layout" svg:width="6.5cm" svg:height="0.962cm" svg:x="10.4cm" svg:y="0.238cm">
          <draw:text-box>
            <text:p><text:span text:style-name="T1">Outlier example : 1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6" draw:text-style-name="P1" draw:layer="layout" svg:width="13.201cm" svg:height="14.047cm" svg:x="13.5cm" svg:y="1cm">
          <draw:image xlink:href="Pictures/100000010000030C0000033E89F652B4359CDAD4.png" xlink:type="simple" xlink:show="embed" xlink:actuate="onLoad" draw:mime-type="image/png">
            <text:p/>
          </draw:image>
        </draw:frame>
        <draw:frame draw:style-name="gr6" draw:text-style-name="P1" draw:layer="layout" svg:width="8.62cm" svg:height="14.5cm" svg:x="2.3cm" svg:y="0.9cm">
          <draw:image xlink:href="Pictures/10000001000001E1000003296ECE84EBE9C62F41.png" xlink:type="simple" xlink:show="embed" xlink:actuate="onLoad" draw:mime-type="image/png">
            <text:p/>
          </draw:image>
        </draw:frame>
        <draw:frame draw:style-name="gr4" draw:text-style-name="P1" draw:layer="layout" svg:width="4.722cm" svg:height="1.499cm" draw:transform="rotate (1.5707963267949) translate (0.002cm 4.722cm)">
          <draw:image xlink:href="Pictures/10000001000003C0000003C0F34FCF4D12AF2582.png" xlink:type="simple" xlink:show="embed" xlink:actuate="onLoad" draw:mime-type="image/png">
            <text:p/>
          </draw:image>
        </draw:frame>
        <draw:frame draw:style-name="gr7" draw:text-style-name="P2" draw:layer="layout" svg:width="6.5cm" svg:height="0.962cm" svg:x="10.4cm" svg:y="0.238cm">
          <draw:text-box>
            <text:p><text:span text:style-name="T1">Outlier example : 1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6" draw:text-style-name="P1" draw:layer="layout" svg:width="26.5cm" svg:height="13.133cm" svg:x="0.5cm" svg:y="1.367cm">
          <draw:image xlink:href="Pictures/10000001000006420000031A3C566E3E5036020E.png" xlink:type="simple" xlink:show="embed" xlink:actuate="onLoad" draw:mime-type="image/png">
            <text:p/>
          </draw:image>
        </draw:frame>
        <draw:frame draw:style-name="gr4" draw:text-style-name="P1" draw:layer="layout" svg:width="4.722cm" svg:height="1.499cm" draw:transform="rotate (1.5707963267949) translate (0.002cm 4.722cm)">
          <draw:image xlink:href="Pictures/10000001000003C0000003C0F34FCF4D12AF2582.png" xlink:type="simple" xlink:show="embed" xlink:actuate="onLoad" draw:mime-type="image/png">
            <text:p/>
          </draw:image>
        </draw:frame>
        <draw:frame draw:style-name="gr7" draw:text-style-name="P2" draw:layer="layout" svg:width="6.5cm" svg:height="0.962cm" svg:x="10.4cm" svg:y="0.238cm">
          <draw:text-box>
            <text:p><text:span text:style-name="T1">Outlier example : 2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4" draw:text-style-name="P1" draw:layer="layout" svg:width="4.722cm" svg:height="1.499cm" draw:transform="rotate (1.5707963267949) translate (0.002cm 4.722cm)">
          <draw:image xlink:href="Pictures/10000001000003C0000003C0F34FCF4D12AF2582.png" xlink:type="simple" xlink:show="embed" xlink:actuate="onLoad" draw:mime-type="image/png">
            <text:p/>
          </draw:image>
        </draw:frame>
        <draw:frame draw:style-name="gr6" draw:text-style-name="P1" draw:layer="layout" svg:width="8.264cm" svg:height="14.1cm" svg:x="2.2cm" svg:y="1.2cm">
          <draw:image xlink:href="Pictures/10000001000001CB0000030F31E997D8131BA4C6.png" xlink:type="simple" xlink:show="embed" xlink:actuate="onLoad" draw:mime-type="image/png">
            <text:p/>
          </draw:image>
        </draw:frame>
        <draw:frame draw:style-name="gr6" draw:text-style-name="P1" draw:layer="layout" svg:width="13.87cm" svg:height="13.904cm" svg:x="12.63cm" svg:y="1.196cm">
          <draw:image xlink:href="Pictures/100000010000034200000344DC0789EDBA9C1B58.png" xlink:type="simple" xlink:show="embed" xlink:actuate="onLoad" draw:mime-type="image/png">
            <text:p/>
          </draw:image>
        </draw:frame>
        <draw:frame draw:style-name="gr7" draw:text-style-name="P2" draw:layer="layout" svg:width="6.5cm" svg:height="0.962cm" svg:x="10.4cm" svg:y="0.238cm">
          <draw:text-box>
            <text:p><text:span text:style-name="T1">Outlier example : 2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8" draw:text-style-name="P4" draw:layer="layout" svg:width="26.601cm" svg:height="13cm" svg:x="0.5cm" svg:y="2cm">
          <draw:image xlink:href="Pictures/100000010000063E0000030DA1509080E2294D83.png" xlink:type="simple" xlink:show="embed" xlink:actuate="onLoad" draw:mime-type="image/png">
            <text:p/>
          </draw:image>
        </draw:frame>
        <draw:frame draw:style-name="gr4" draw:text-style-name="P1" draw:layer="layout" svg:width="4.722cm" svg:height="1.499cm" draw:transform="rotate (1.5707963267949) translate (0.002cm 4.722cm)">
          <draw:image xlink:href="Pictures/10000001000003C0000003C0F34FCF4D12AF2582.png" xlink:type="simple" xlink:show="embed" xlink:actuate="onLoad" draw:mime-type="image/png">
            <text:p/>
          </draw:image>
        </draw:frame>
        <draw:frame draw:style-name="gr7" draw:text-style-name="P2" draw:layer="layout" svg:width="6.5cm" svg:height="0.962cm" svg:x="10.4cm" svg:y="0.238cm">
          <draw:text-box>
            <text:p><text:span text:style-name="T1">Outlier example : 3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4" draw:text-style-name="P1" draw:layer="layout" svg:width="4.722cm" svg:height="1.499cm" draw:transform="rotate (1.5707963267949) translate (0.002cm 4.722cm)">
          <draw:image xlink:href="Pictures/10000001000003C0000003C0F34FCF4D12AF2582.png" xlink:type="simple" xlink:show="embed" xlink:actuate="onLoad" draw:mime-type="image/png">
            <text:p/>
          </draw:image>
        </draw:frame>
        <draw:frame draw:style-name="gr7" draw:text-style-name="P2" draw:layer="layout" svg:width="6.5cm" svg:height="0.962cm" svg:x="10.4cm" svg:y="0.238cm">
          <draw:text-box>
            <text:p><text:span text:style-name="T1">Outlier example : 3</text:span></text:p>
          </draw:text-box>
        </draw:frame>
        <draw:frame draw:style-name="gr8" draw:text-style-name="P4" draw:layer="layout" svg:width="14.13cm" svg:height="13.547cm" svg:x="13.1cm" svg:y="1.5cm">
          <draw:image xlink:href="Pictures/1000000100000368000003440F735461C40BCAEC.png" xlink:type="simple" xlink:show="embed" xlink:actuate="onLoad" draw:mime-type="image/png">
            <text:p/>
          </draw:image>
        </draw:frame>
        <draw:frame draw:style-name="gr8" draw:text-style-name="P4" draw:layer="layout" svg:width="8.006cm" svg:height="14cm" svg:x="2.5cm" svg:y="1.4cm">
          <draw:image xlink:href="Pictures/10000001000001CD000003266ECA339C99B7B878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15:44:04.951867369</meta:creation-date>
    <dc:date>2023-12-18T16:46:20.952877603</dc:date>
    <meta:editing-duration>PT38M40S</meta:editing-duration>
    <meta:editing-cycles>3</meta:editing-cycles>
    <meta:generator>LibreOffice/7.4.7.2$Linux_X86_64 LibreOffice_project/40$Build-2</meta:generator>
    <meta:document-statistic meta:object-count="64"/>
  </office:meta>
</office:document-meta>
</file>